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text:span>Sends the read stream received via the selected serial connection to the </text:span><text:span text:style-name="backtick">data</text:span><text:span> output.</text:span></text:p>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rialRead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Output to which the read stream is sent.</text:span></text:p>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